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ssertionTests.hasNo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ssertionTests.attribute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AssertionTests.has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ttributeAdvice.get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sser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mpleController.handle( Model 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Controller.create( @ Valid Person person , BindingResult result ,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ssertionTests.attribute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mpleController.SampleController( Object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AssertionTests.attributeHamcres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